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Small_20_Arrow" draw:marker-end-width="0.2cm" draw:textarea-horizontal-align="center" draw:textarea-vertical-align="middle"/>
    </style:style>
    <style:style style:name="gr3" style:family="graphic" style:parent-style-name="standard">
      <style:graphic-properties draw:marker-end="Small_20_Arrow" draw:marker-end-width="0.1cm" draw:textarea-horizontal-align="center" draw:textarea-vertical-align="middle"/>
    </style:style>
    <style:style style:name="gr4" style:family="graphic" style:parent-style-name="standard">
      <style:graphic-properties draw:stroke="none" fo:min-height="0.39cm"/>
    </style:style>
    <style:style style:name="gr5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color="#c0c0c0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3.875cm" svg:height="0.5cm" svg:x="11.251cm" svg:y="11cm">
          <text:p text:style-name="P1">interface0Id</text:p>
        </draw:rect>
        <draw:rect draw:style-name="gr1" draw:layer="layout" svg:width="7.749cm" svg:height="0.505cm" svg:x="11.251cm" svg:y="4cm">
          <text:p text:style-name="P1">extensionLevel</text:p>
        </draw:rect>
        <draw:rect draw:style-name="gr1" draw:id="id3" draw:layer="layout" svg:width="7.749cm" svg:height="0.5cm" svg:x="11.251cm" svg:y="4.5cm">
          <text:p text:style-name="P1"><text:span text:style-name="T1">size</text:span></text:p>
        </draw:rect>
        <draw:rect draw:style-name="gr1" draw:layer="layout" svg:width="7.749cm" svg:height="0.5cm" svg:x="11.251cm" svg:y="5cm">
          <text:p text:style-name="P1">classNameAddr</text:p>
        </draw:rect>
        <draw:rect draw:style-name="gr1" draw:layer="layout" svg:width="3.875cm" svg:height="1cm" svg:x="11.251cm" svg:y="9.5cm">
          <text:p text:style-name="P2">interfaceNId</text:p>
          <text:p text:style-name="P2">⋮</text:p>
        </draw:rect>
        <draw:rect draw:style-name="gr1" draw:layer="layout" svg:width="3.875cm" svg:height="0.5cm" svg:x="15.126cm" svg:y="11cm">
          <text:p text:style-name="P2">interface0MethodOffset</text:p>
        </draw:rect>
        <draw:rect draw:style-name="gr1" draw:layer="layout" svg:width="3.875cm" svg:height="0.5cm" svg:x="11.251cm" svg:y="10.5cm">
          <text:p text:style-name="P1">interface1Id</text:p>
        </draw:rect>
        <draw:rect draw:style-name="gr1" draw:layer="layout" svg:width="3.875cm" svg:height="0.5cm" svg:x="15.126cm" svg:y="10.5cm">
          <text:p text:style-name="P2">interface1MethodOffset</text:p>
        </draw:rect>
        <draw:rect draw:style-name="gr1" draw:layer="layout" svg:width="3.875cm" svg:height="1cm" svg:x="15.126cm" svg:y="9.5cm">
          <text:p text:style-name="P2">interfaceNMethodOffset</text:p>
          <text:p text:style-name="P2">⋮</text:p>
        </draw:rect>
        <draw:line draw:style-name="gr2" draw:layer="layout" svg:x1="9.75cm" svg:y1="4.75cm" svg:x2="11.25cm" svg:y2="4.75cm">
          <text:p/>
        </draw:line>
        <draw:rect draw:style-name="gr1" draw:layer="layout" svg:width="7cm" svg:height="0.505cm" svg:x="1.75cm" svg:y="4cm">
          <text:p text:style-name="P1">extensionLevel <text:span text:style-name="T2">(always 1)</text:span></text:p>
        </draw:rect>
        <draw:rect draw:style-name="gr1" draw:id="id2" draw:layer="layout" svg:width="3.5cm" svg:height="0.5cm" svg:x="5.25cm" svg:y="4.5cm">
          <text:p text:style-name="P1">arrayComponentSize</text:p>
        </draw:rect>
        <draw:rect draw:style-name="gr1" draw:text-style-name="P3" draw:layer="layout" svg:width="7cm" svg:height="0.5cm" svg:x="1.75cm" svg:y="5cm">
          <text:p text:style-name="P1"><text:span text:style-name="T1">arrayNameAddr</text:span></text:p>
        </draw:rect>
        <draw:line draw:style-name="gr2" draw:layer="layout" svg:x1="0.25cm" svg:y1="4.75cm" svg:x2="1.75cm" svg:y2="4.75cm">
          <text:p/>
        </draw:line>
        <draw:rect draw:style-name="gr1" draw:id="id1" draw:layer="layout" svg:width="6.999cm" svg:height="0.5cm" svg:x="1.751cm" svg:y="5.5cm">
          <text:p text:style-name="P1">arrayTD[Dim]</text:p>
        </draw:rect>
        <draw:connector draw:style-name="gr3" draw:layer="layout" svg:x1="8.75cm" svg:y1="5.75cm" svg:x2="8.75cm" svg:y2="4.75cm" draw:start-shape="id1" draw:start-glue-point="1" draw:end-shape="id2" draw:end-glue-point="1" svg:d="m8750 5750h501v-1000h-501">
          <text:p/>
        </draw:connector>
        <draw:frame draw:style-name="gr4" draw:text-style-name="P2" draw:layer="layout" svg:width="6.5cm" svg:height="0.64cm" svg:x="1.75cm" svg:y="8.36cm">
          <draw:text-box>
            <text:p text:style-name="P2">Array type descriptor</text:p>
          </draw:text-box>
        </draw:frame>
        <draw:frame draw:style-name="gr4" draw:text-style-name="P2" draw:layer="layout" svg:width="7.749cm" svg:height="0.64cm" svg:x="11.251cm" svg:y="17.3cm">
          <draw:text-box>
            <text:p text:style-name="P2">Class type descriptor</text:p>
          </draw:text-box>
        </draw:frame>
        <draw:rect draw:style-name="gr1" draw:layer="layout" svg:width="7.748cm" svg:height="0.5cm" svg:x="11.253cm" svg:y="9cm">
          <text:p text:style-name="P1">interfaceDelegateMethod</text:p>
        </draw:rect>
        <draw:rect draw:style-name="gr1" draw:layer="layout" svg:width="7.75cm" svg:height="3.75cm" svg:x="11.25cm" svg:y="0.25cm">
          <text:p text:style-name="P2">Method Table</text:p>
        </draw:rect>
        <draw:measure draw:style-name="gr5" draw:layer="measurelines" svg:x1="11.25cm" svg:y1="8.999cm" svg:x2="11.25cm" svg:y2="6.5cm">
          <text:p text:style-name="P4"><text:span text:style-name="T3"><text:measure text:kind="gap"/></text:span><text:span text:style-name="T3">TypeTableLength</text:span><text:span text:style-name="T4"><text:measure text:kind="gap"/></text:span></text:p>
        </draw:measure>
        <draw:rect draw:style-name="gr1" draw:layer="layout" svg:width="0.5cm" svg:height="0.5cm" svg:x="1.75cm" svg:y="4.5cm">
          <text:p text:style-name="P1">P</text:p>
        </draw:rect>
        <draw:rect draw:style-name="gr1" draw:layer="layout" svg:width="3cm" svg:height="0.5cm" svg:x="2.25cm" svg:y="4.5cm">
          <text:p text:style-name="P1">arrayDimension</text:p>
        </draw:rect>
        <draw:rect draw:style-name="gr1" draw:layer="layout" svg:width="6.999cm" svg:height="1cm" svg:x="1.75cm" svg:y="6cm">
          <text:p text:style-name="P1">arrayTD[Dim-1]</text:p>
          <text:p text:style-name="P2">⋮</text:p>
        </draw:rect>
        <draw:rect draw:style-name="gr1" draw:layer="layout" svg:width="6.999cm" svg:height="0.5cm" svg:x="1.75cm" svg:y="7cm">
          <text:p text:style-name="P1">arrayTD[1]</text:p>
        </draw:rect>
        <draw:rect draw:style-name="gr1" draw:layer="layout" svg:width="6.999cm" svg:height="0.5cm" svg:x="1.75cm" svg:y="7.5cm">
          <text:p text:style-name="P1">componentTD</text:p>
        </draw:rect>
        <draw:connector draw:style-name="gr3" draw:layer="layout" svg:x1="19.017cm" svg:y1="7.811cm" svg:x2="19cm" svg:y2="4.75cm" draw:end-shape="id3" draw:end-glue-point="1" svg:d="m19017 7811h484v-3061h-501">
          <text:p/>
        </draw:connector>
        <draw:rect draw:style-name="gr1" draw:layer="layout" svg:width="7.749cm" svg:height="0.5cm" svg:x="11.251cm" svg:y="6.5cm">
          <text:p text:style-name="P1">baseClassTD[0]</text:p>
        </draw:rect>
        <draw:rect draw:style-name="gr1" draw:layer="layout" svg:width="7.749cm" svg:height="0.5cm" svg:x="11.251cm" svg:y="7cm">
          <text:p text:style-name="P1">baseClassTD1]</text:p>
        </draw:rect>
        <draw:rect draw:style-name="gr1" draw:layer="layout" svg:width="7.749cm" svg:height="1cm" svg:x="11.251cm" svg:y="7.5cm">
          <text:p text:style-name="P1">baseClassTD[2]</text:p>
          <text:p text:style-name="P2">⋮</text:p>
        </draw:rect>
        <draw:rect draw:style-name="gr1" draw:layer="layout" svg:width="7.75cm" svg:height="0.5cm" svg:x="11.25cm" svg:y="8.5cm">
          <text:p text:style-name="P1">baseClassTD[extLevel]</text:p>
        </draw:rect>
        <draw:rect draw:style-name="gr1" draw:layer="layout" svg:width="7.75cm" svg:height="1.5cm" svg:x="11.25cm" svg:y="11.5cm">
          <text:p text:style-name="P2">Interface Method Table</text:p>
        </draw:rect>
        <draw:rect draw:style-name="gr1" draw:layer="layout" svg:width="7.749cm" svg:height="0.5cm" svg:x="11.252cm" svg:y="5.5cm">
          <text:p text:style-name="P1">instPtrOffset</text:p>
        </draw:rect>
        <draw:rect draw:style-name="gr1" draw:id="id5" draw:layer="layout" svg:width="7.749cm" svg:height="0.5cm" svg:x="11.252cm" svg:y="6cm">
          <text:p text:style-name="P1">intfTypeChkOffset</text:p>
        </draw:rect>
        <draw:rect draw:style-name="gr1" draw:id="id4" draw:layer="layout" svg:width="7.749cm" svg:height="0.5cm" svg:x="11.253cm" svg:y="14cm">
          <text:p text:style-name="P1">nofInstPtr</text:p>
        </draw:rect>
        <draw:rect draw:style-name="gr1" draw:layer="layout" svg:width="7.753cm" svg:height="0.5cm" svg:x="11.25cm" svg:y="14.5cm">
          <text:p text:style-name="P1">instPtrOffset[0]</text:p>
        </draw:rect>
        <draw:rect draw:style-name="gr1" draw:layer="layout" svg:width="7.754cm" svg:height="0.5cm" svg:x="11.25cm" svg:y="15cm">
          <text:p text:style-name="P1">instPtrOffset[1]</text:p>
        </draw:rect>
        <draw:rect draw:style-name="gr1" draw:layer="layout" svg:width="7.754cm" svg:height="0.5cm" svg:x="11.25cm" svg:y="16.5cm">
          <text:p text:style-name="P1">instPtrOffset[nofInstPtr-1]</text:p>
        </draw:rect>
        <draw:rect draw:style-name="gr1" draw:layer="layout" svg:width="7.749cm" svg:height="1cm" svg:x="11.252cm" svg:y="15.5cm">
          <text:p text:style-name="P1">instPtrOffset[2]</text:p>
          <text:p text:style-name="P2">⋮</text:p>
        </draw:rect>
        <draw:rect draw:style-name="gr1" draw:layer="layout" svg:width="3.998cm" svg:height="0.5cm" svg:x="11.252cm" svg:y="13cm">
          <text:p text:style-name="P1">interface chkId 1</text:p>
        </draw:rect>
        <draw:rect draw:style-name="gr1" draw:id="id6" draw:layer="layout" svg:width="3.75cm" svg:height="0.5cm" svg:x="15.25cm" svg:y="13cm">
          <text:p text:style-name="P1">interface chkId 2</text:p>
        </draw:rect>
        <draw:rect draw:style-name="gr1" draw:layer="layout" svg:width="3.998cm" svg:height="0.5cm" svg:x="11.252cm" svg:y="13.5cm">
          <text:p text:style-name="P1">interface chkId 3</text:p>
        </draw:rect>
        <draw:rect draw:style-name="gr1" draw:layer="layout" svg:width="3.75cm" svg:height="0.5cm" svg:x="15.25cm" svg:y="13.5cm">
          <text:p text:style-name="P1">.....</text:p>
        </draw:rect>
        <draw:connector draw:style-name="gr3" draw:layer="layout" draw:line-skew="0.497cm" svg:x1="19.018cm" svg:y1="5.812cm" svg:x2="19.002cm" svg:y2="14.25cm" draw:end-shape="id4" draw:end-glue-point="1" svg:d="m19018 5812h982v8438h-998">
          <text:p/>
        </draw:connector>
        <draw:connector draw:style-name="gr3" draw:layer="layout" draw:line-skew="0.248cm" svg:x1="19.001cm" svg:y1="6.25cm" svg:x2="19cm" svg:y2="13.25cm" draw:start-shape="id5" draw:start-glue-point="1" draw:end-shape="id6" draw:end-glue-point="1" svg:d="m19001 6250h749v7000h-750">
          <text:p/>
        </draw:connector>
        <draw:line draw:style-name="gr2" draw:layer="layout" svg:x1="21cm" svg:y1="4.75cm" svg:x2="21cm" svg:y2="6.5cm">
          <text:p/>
        </draw:line>
        <draw:frame draw:style-name="gr4" draw:text-style-name="P2" draw:layer="layout" svg:width="7.749cm" svg:height="0.64cm" draw:transform="rotate (1.5707963267946) translate (21cm 11.59cm)">
          <draw:text-box>
            <text:p text:style-name="P2">increasing off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08T13:24:56.03</dc:date>
    <meta:printed-by>Martin Züger</meta:printed-by>
    <meta:print-date>2011-11-09T09:58:06.82</meta:print-date>
    <meta:editing-cycles>28</meta:editing-cycles>
    <meta:editing-duration>PT09H17M11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